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Innwa" svg:font-family="Innwa" style:font-pitch="variable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40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9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5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6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Lohit Devanagari" fo:font-style="normal" fo:text-shadow="none" style:text-underline-style="none" fo:font-weight="normal" style:font-style-asian="normal" style:font-weight-asian="normal" style:text-emphasize="none"/>
    </style:style>
    <style:style style:name="T28" style:family="text">
      <style:text-properties fo:color="#000000" style:text-outline="false" style:text-line-through-style="none" style:text-line-through-type="none" style:font-name="Innwa" fo:font-style="normal" fo:text-shadow="none" style:text-underline-style="none" fo:font-weight="normal" officeooo:rsid="08b6c4fc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Innwa" fo:font-style="normal" fo:text-shadow="none" style:text-underline-style="none" fo:font-weight="normal" officeooo:rsid="08b6c4fc" style:font-style-asian="normal" style:font-weight-asian="normal" style:font-name-complex="Innwa" style:text-emphasize="none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-complex="Arial"/>
    </style:style>
    <style:style style:name="T32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51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1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142712946496">
          <table:table-cell table:style-name="Table2.A1" office:value-type="string">
            <text:p text:style-name="P5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42712944192">
          <table:table-cell table:style-name="Table2.A2" office:value-type="string">
            <text:p text:style-name="P5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4271294316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42712953664">
          <table:table-cell table:style-name="Table1.A1" office:value-type="string">
            <text:p text:style-name="P24">လစာဝင်ငွေခွန်နုတ်ယူခြင်းခံရသူ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142712940096">
          <table:table-cell table:style-name="Table1.A1" office:value-type="string">
            <text:p text:style-name="P38"><draw:line text:anchor-type="paragraph" draw:z-index="14" draw:name="Shape3_20" draw:style-name="gr1" draw:text-style-name="P6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8"/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38"><draw:line text:anchor-type="paragraph" draw:z-index="15" draw:name="Shape3_24" draw:style-name="gr1" draw:text-style-name="P68" svg:x1="1.8528in" svg:y1="0.1791in" svg:x2="3.8083in" svg:y2="0.1791in"><text:p/></draw:line><text:span text:style-name="T26"><text:text-input text:description="py3o://function=&quot;r.font_generate()&quot;">font</text:text-input></text:span><text:span text:style-name="T24"><text:s/></text:span><text:span text:style-name="T24"><text:user-field-get text:name="py3o.o.company_id.name">company_name</text:user-field-get></text:span><text:span text:style-name="T24"><text:s/></text:span><text:span text:style-name="T29">ကုမ္ပဏီ</text:span></text:p>
            <text:p text:style-name="P38"><draw:line text:anchor-type="paragraph" draw:z-index="16" draw:name="Shape3_25" draw:style-name="gr1" draw:text-style-name="P68" svg:x1="0.0362in" svg:y1="0.2335in" svg:x2="3.8319in" svg:y2="0.2335in"><text:p/></draw:line></text:p>
          </table:table-cell>
        </table:table-row>
        <table:table-row table:style-name="TableLine2142712949824">
          <table:table-cell table:style-name="Table1.A1" office:value-type="string">
            <text:p text:style-name="P38"><draw:line text:anchor-type="paragraph" draw:z-index="17" draw:name="Shape3_26" draw:style-name="gr1" draw:text-style-name="P6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6"/>
          </table:table-cell>
          <table:covered-table-cell/>
        </table:table-row>
        <table:table-row table:style-name="TableLine2142712943424">
          <table:table-cell table:style-name="Table1.A1" office:value-type="string">
            <text:p text:style-name="P38"><draw:line text:anchor-type="paragraph" draw:z-index="18" draw:name="Shape3_27" draw:style-name="gr1" draw:text-style-name="P6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38"><draw:line text:anchor-type="paragraph" draw:z-index="19" draw:name="Shape3_28" draw:style-name="gr1" draw:text-style-name="P6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142712954688">
          <table:table-cell table:style-name="Table1.A1" office:value-type="string">
            <text:p text:style-name="P15"><draw:line text:anchor-type="paragraph" draw:z-index="21" draw:name="Shape3_30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20" draw:name="Shape3_29" draw:style-name="gr1" draw:text-style-name="P68" svg:x1="0.0827in" svg:y1="0.1811in" svg:x2="3.3693in" svg:y2="0.1811in"><text:p/></draw:line><draw:line text:anchor-type="paragraph" draw:z-index="22" draw:name="Shape3_31" draw:style-name="gr1" draw:text-style-name="P68" svg:x1="3.7744in" svg:y1="0.1811in" svg:x2="7.5701in" svg:y2="0.1811in"><text:p/></draw:line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2"><draw:line text:anchor-type="paragraph" draw:z-index="23" draw:name="Shape3_32" draw:style-name="gr1" draw:text-style-name="P69" svg:x1="0.4858in" svg:y1="0.1957in" svg:x2="3.8311in" svg:y2="0.1957in"><text:p/></draw:line>လိပ်စာ <text:s/><text:user-field-get text:name="py3o.o.company_id.street">street</text:user-field-get></text:p>
            <text:p text:style-name="P43"/>
          </table:table-cell>
        </table:table-row>
        <table:table-row table:style-name="TableLine2142712954176">
          <table:table-cell table:style-name="Table1.A1" office:value-type="string">
            <text:p text:style-name="P15"><draw:line text:anchor-type="paragraph" draw:z-index="24" draw:name="Shape3_33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42"><draw:line text:anchor-type="paragraph" draw:z-index="25" draw:name="Shape3_34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42712945728">
          <table:table-cell table:style-name="Table1.A1" office:value-type="string">
            <text:p text:style-name="P15"><draw:line text:anchor-type="paragraph" draw:z-index="26" draw:name="Shape3_35" draw:style-name="gr1" draw:text-style-name="P68" svg:x1="1.9563in" svg:y1="0.2067in" svg:x2="3.3689in" svg:y2="0.202in"><text:p/></draw:line><draw:line text:anchor-type="paragraph" draw:z-index="27" draw:name="Shape3_36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6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142712950848">
          <table:table-cell table:style-name="Table3.A1" office:value-type="string">
            <text:p text:style-name="P37">စဥ်</text:p>
            <text:p text:style-name="P7"/>
          </table:table-cell>
          <table:table-cell table:style-name="Table3.A1" office:value-type="string">
            <text:p text:style-name="P37">လအမည်</text:p>
            <text:p text:style-name="P7"/>
          </table:table-cell>
          <table:table-cell table:style-name="Table3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7"/>
          </table:table-cell>
          <table:table-cell table:style-name="Table3.A1" office:value-type="string">
            <text:p text:style-name="P37">ပေးဆောင်သည့် </text:p>
            <text:p text:style-name="P37">အခွန်(ကျပ်)</text:p>
            <text:p text:style-name="P7"/>
          </table:table-cell>
          <table:table-cell table:style-name="Table3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7"/>
          </table:table-cell>
          <table:table-cell table:style-name="Table3.F1" office:value-type="string">
            <text:p text:style-name="P37">လက်မှတ်</text:p>
            <text:p text:style-name="P7"/>
          </table:table-cell>
        </table:table-row>
        <table:table-row table:style-name="TableLine2142712943680">
          <table:table-cell table:style-name="Table3.A2" table:number-columns-spanned="6" office:value-type="string">
            <text:p text:style-name="P48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2400">
          <table:table-cell table:style-name="Table3.A3" office:value-type="string">
            <text:p text:style-name="P56"><text:text-input text:description="py3o://function=&quot;r.number_list(i)&quot;">sr</text:text-input></text:p>
          </table:table-cell>
          <table:table-cell table:style-name="Table3.A3" office:value-type="string">
            <text:p text:style-name="P54"><text:text-input text:description="py3o://function=&quot;r.month_list(i, r.month)&quot;">month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8"/>
          </table:table-cell>
        </table:table-row>
        <table:table-row table:style-name="TableLine2142712947520">
          <table:table-cell table:style-name="Table3.A2" table:number-columns-spanned="6" office:value-type="string">
            <text:p text:style-name="P49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7776">
          <table:table-cell table:style-name="Table3.A3" table:number-columns-spanned="2" office:value-type="string">
            <text:p text:style-name="P54">စုစုပေါင်း</text:p>
          </table:table-cell>
          <table:covered-table-cell/>
          <table:table-cell table:style-name="Table3.A3" office:value-type="string">
            <text:p text:style-name="P57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7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9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42713289184">
          <table:table-cell table:style-name="Table7.A1" table:number-columns-spanned="3" office:value-type="string">
            <text:p text:style-name="P2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42713485520">
          <table:table-cell table:style-name="Table7.A2" table:number-columns-spanned="3" office:value-type="string">
            <text:p text:style-name="P36"><draw:line text:anchor-type="paragraph" draw:z-index="12" draw:name="Shape3_22" draw:style-name="gr1" draw:text-style-name="P6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7">နှုတ်ယူ</text:p>
            <text:p text:style-name="P47">ပေးသွင်းသူ </text:p>
            <text:p text:style-name="P46">ရုံးတံဆိပ်</text:p>
          </table:table-cell>
        </table:table-row>
        <table:table-row table:style-name="TableLine2142713485008">
          <table:table-cell table:style-name="Table7.A2" table:number-columns-spanned="3" office:value-type="string">
            <text:p text:style-name="P17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85264">
          <table:table-cell table:style-name="Table7.A2" table:number-columns-spanned="3" office:value-type="string">
            <text:p text:style-name="P31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5776">
          <table:table-cell table:style-name="Table7.A5" office:value-type="string">
            <text:p text:style-name="P18">(ဂ) အိမ်ထောင်ဖက် </text:p>
          </table:table-cell>
          <table:table-cell table:style-name="Table7.D1" office:value-type="string">
            <text:list xml:id="list2358568811" text:style-name="L1">
              <text:list-item>
                <text:p text:style-name="P65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9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1424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79632">
          <table:table-cell table:style-name="Table7.A2" table:number-columns-spanned="3" office:value-type="string">
            <text:p text:style-name="P31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288">
          <table:table-cell table:style-name="Table7.A5" office:value-type="string">
            <text:p text:style-name="P19">(ဂ) အိမ်ထောင်ဖက်</text:p>
          </table:table-cell>
          <table:table-cell table:style-name="Table7.D1" office:value-type="string">
            <text:p text:style-name="P19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252405307" text:style-name="L2">
              <text:list-item>
                <text:p text:style-name="P66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3728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544">
          <table:table-cell table:style-name="Table7.A2" table:number-columns-spanned="3" office:value-type="string">
            <text:p text:style-name="P17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800">
          <table:table-cell table:style-name="Table7.A2" table:number-columns-spanned="3" office:value-type="string">
            <text:p text:style-name="P20">(င) ဝန်ထမ်းနှင့် အိမ်ထောင်ဖက်အတွက် အသက်အာမခံပရီမီယံ </text:p>
            <text:p text:style-name="P21"><draw:line text:anchor-type="paragraph" draw:z-index="13" draw:name="Shape3_23" draw:style-name="gr1" draw:text-style-name="P6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1"><draw:line text:anchor-type="paragraph" draw:z-index="5" draw:name="Shape3_5" draw:style-name="gr1" draw:text-style-name="P68" svg:x1="0.5429in" svg:y1="0.1638in" svg:x2="3.3665in" svg:y2="0.1638in"><text:p/></draw:line>လက်မှတ် <text:s/></text:p>
            <text:p text:style-name="P62">အမည် <text:s text:c="2"/><text:span text:style-name="T11"><text:user-field-get text:name="py3o.o.company_id.hr_head_id.name">hr_head</text:user-field-get></text:span></text:p>
            <text:p text:style-name="P63"><draw:line text:anchor-type="paragraph" draw:z-index="6" draw:name="Shape3_15" draw:style-name="gr1" draw:text-style-name="P68" svg:x1="0.4043in" svg:y1="-0.1098in" svg:x2="3.3559in" svg:y2="-0.1098in"><text:p/></draw:line><draw:line text:anchor-type="paragraph" draw:z-index="7" draw:name="Shape3_16" draw:style-name="gr1" draw:text-style-name="P6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2"><draw:line text:anchor-type="paragraph" draw:z-index="8" draw:name="Shape3_18" draw:style-name="gr1" draw:text-style-name="P6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0"><draw:line text:anchor-type="paragraph" draw:z-index="9" draw:name="Shape3_17" draw:style-name="gr1" draw:text-style-name="P6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2"><draw:line text:anchor-type="paragraph" draw:z-index="10" draw:name="Shape3_19" draw:style-name="gr1" draw:text-style-name="P6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142713487056">
          <table:table-cell table:style-name="Table7.A2" table:number-columns-spanned="3" office:value-type="string">
            <text:p text:style-name="P22">(စ) လူမှုဖူလုံရေး ရန်ပုံငွေသို့ ပေးသွင်းရန်<text:span text:style-name="T15">နုတ်ယူခြင်းခံရသည့်</text:span></text:p>
            <text:p text:style-name="P22"><draw:line text:anchor-type="paragraph" draw:z-index="11" draw:name="Shape3_21" draw:style-name="gr1" draw:text-style-name="P6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376">
          <table:table-cell table:style-name="Table7.A2" table:number-columns-spanned="3" office:value-type="string">
            <text:p text:style-name="P1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888">
          <table:table-cell table:style-name="Table7.A2" table:number-columns-spanned="3" office:value-type="string">
            <text:p text:style-name="P2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0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142713480912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42713285600">
          <table:table-cell table:style-name="Table9.A1" office:value-type="string">
            <text:p text:style-name="P27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30">ရှင်းလင်းချက်</text:p>
          </table:table-cell>
        </table:table-row>
        <table:table-row table:style-name="TableLine2142713650880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31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4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4">၃။ <text:span text:style-name="T30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5">၄။ <text:span text:style-name="T30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4">၅။ <text:span text:style-name="T30">လက်မှတ်တို</text:span> စာတိုင်နှင့် <text:span text:style-name="T30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142713643968">
          <table:table-cell table:style-name="Table8.A1" office:value-type="string">
            <text:p text:style-name="P23"><text:span text:style-name="T30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32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2"/>
      <text:p text:style-name="P50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Innwa" svg:font-family="Innwa" style:font-pitch="variable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2M46S</meta:editing-duration>
    <meta:editing-cycles>1130</meta:editing-cycles>
    <dc:date>2022-12-01T11:32:43.878000000</dc:date>
    <meta:document-statistic meta:table-count="7" meta:image-count="0" meta:object-count="0" meta:page-count="3" meta:paragraph-count="84" meta:word-count="337" meta:character-count="2526" meta:non-whitespace-character-count="2097"/>
  </office:meta>
</office:document-meta>
</file>